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24.13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6.354cm" fo:min-width="6.993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4.195cm" fo:min-width="6.993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4.957cm" fo:min-width="7.247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5.592cm" fo:min-width="7.247cm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8.005cm" fo:min-width="7.12cm"/>
      <style:paragraph-properties style:writing-mode="lr-tb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2.544cm" fo:min-width="7.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loext:graphic-properties draw:fill-color="#3465a4"/>
      <style:paragraph-properties fo:text-align="center" style:writing-mode="lr-tb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12.573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93cm" svg:height="6.604cm" svg:x="2.143cm" svg:y="2.14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3cm" svg:height="4.445cm" svg:x="2.143cm" svg:y="9.00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47cm" svg:height="5.207cm" svg:x="9.89cm" svg:y="2.14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747cm" svg:height="5.842cm" svg:x="9.89cm" svg:y="7.60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2cm" svg:height="8.255cm" svg:x="17.891cm" svg:y="2.14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2cm" svg:height="2.794cm" svg:x="17.891cm" svg:y="10.65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9-03T23:36:07.778073743</dc:date>
    <meta:editing-duration>PT16M41S</meta:editing-duration>
    <meta:editing-cycles>4</meta:editing-cycles>
    <meta:generator>LibreOffice/6.4.7.2$Linux_X86_64 LibreOffice_project/40$Build-2</meta:generator>
    <meta:document-statistic meta:object-count="7"/>
  </office:meta>
</office:document-meta>
</file>